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103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table:formula="of:=LOWER([.C1]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table:formula="of:=LOWER([.C2]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table:formula="of:=LOWER([.C3]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table:formula="of:=LOWER([.C4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table:formula="of:=LOWER([.C5]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2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table:formula="of:=LOWER([.C6]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table:formula="of:=LOWER([.C7]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table:formula="of:=LOWER([.C8]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2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table:formula="of:=LOWER([.C9]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table:formula="of:=LOWER([.C10]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table:formula="of:=LOWER([.C11]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table:formula="of:=LOWER([.C12]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table:formula="of:=LOWER([.C1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table:formula="of:=LOWER([.C14]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2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table:formula="of:=LOWER([.C15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table:formula="of:=LOWER([.C16]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table:formula="of:=LOWER([.C17]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table:formula="of:=LOWER([.C18]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2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table:formula="of:=LOWER([.C19]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2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table:formula="of:=LOWER([.C20]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2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table:formula="of:=LOWER([.C21]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2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table:formula="of:=LOWER([.C22]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table:formula="of:=LOWER([.C23]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table:formula="of:=LOWER([.C24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2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table:formula="of:=LOWER([.C25]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2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table:formula="of:=LOWER([.C26]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table:formula="of:=LOWER([.C27]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table:formula="of:=LOWER([.C28]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table:formula="of:=LOWER([.C29]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2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table:formula="of:=LOWER([.C30]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table:formula="of:=LOWER([.C31]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2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table:formula="of:=LOWER([.C32]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table:formula="of:=LOWER([.C33]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table:formula="of:=LOWER([.C34]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table:formula="of:=LOWER([.C35]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2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table:formula="of:=LOWER([.C36]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2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table:formula="of:=LOWER([.C37]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table:formula="of:=LOWER([.C38]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2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table:formula="of:=LOWER([.C39]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table:formula="of:=LOWER([.C40]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table:formula="of:=LOWER([.C41]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table:formula="of:=LOWER([.C42]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table:formula="of:=LOWER([.C43]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2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table:formula="of:=LOWER([.C44]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table:formula="of:=LOWER([.C45]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2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table:formula="of:=LOWER([.C46]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table:formula="of:=LOWER([.C47]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table:formula="of:=LOWER([.C48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table:formula="of:=LOWER([.C49]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table:formula="of:=LOWER([.C50]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table:formula="of:=LOWER([.C51]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2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table:formula="of:=LOWER([.C52]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table:formula="of:=LOWER([.C53]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table:formula="of:=LOWER([.C54]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table:formula="of:=LOWER([.C55]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table:formula="of:=LOWER([.C56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2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table:formula="of:=LOWER([.C57]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2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table:formula="of:=LOWER([.C58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table:formula="of:=LOWER([.C59]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2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table:formula="of:=LOWER([.C60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table:formula="of:=LOWER([.C61]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table:formula="of:=LOWER([.C62]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2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table:formula="of:=LOWER([.C63]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table:formula="of:=LOWER([.C64]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2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table:formula="of:=LOWER([.C65]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2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table:formula="of:=LOWER([.C66]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table:formula="of:=LOWER([.C67]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2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table:formula="of:=LOWER([.C68]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table:formula="of:=LOWER([.C69]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table:formula="of:=LOWER([.C70]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table:formula="of:=LOWER([.C71]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2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table:formula="of:=LOWER([.C72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table:formula="of:=LOWER([.C73]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table:formula="of:=LOWER([.C74]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table:formula="of:=LOWER([.C75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2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table:formula="of:=LOWER([.C76]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2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table:formula="of:=LOWER([.C77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2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table:formula="of:=LOWER([.C78]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table:formula="of:=LOWER([.C79]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table:formula="of:=LOWER([.C80])" office:value-type="string" office:string-value="helm" calcext:value-type="string">
            <text:p>he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table:formula="of:=LOWER([.C81])" office:value-type="string" office:string-value="righteousness" calcext:value-type="string">
            <text:p>righteou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table:formula="of:=LOWER([.C82])" office:value-type="string" office:string-value="monstrosity" calcext:value-type="string">
            <text:p>monstr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table:formula="of:=LOWER([.C83])" office:value-type="string" office:string-value="bizarre" calcext:value-type="string">
            <text:p>biza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table:formula="of:=LOWER([.C84])" office:value-type="string" office:string-value="mingle" calcext:value-type="string">
            <text:p>mi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table:formula="of:=LOWER([.C85])" office:value-type="string" office:string-value="congregate" calcext:value-type="string">
            <text:p>congre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table:formula="of:=LOWER([.C86])" office:value-type="string" office:string-value="crusade" calcext:value-type="string">
            <text:p>crus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table:formula="of:=LOWER([.C87])" office:value-type="string" office:string-value="rosary" calcext:value-type="string">
            <text:p>rosary</text:p>
          </table:table-cell>
          <table:table-cell table:number-columns-repeated="3"/>
        </table:table-row>
      </table:table>
      <table:table table:name="ch0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</table:table-row>
        <table:table-row table:style-name="ro1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immerse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immersion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logistics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cacophony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/>
          <table:table-cell office:value-type="string" calcext:value-type="string">
            <text:p>antisocial</text:p>
          </table:table-cell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/>
          <table:table-cell office:value-type="string" calcext:value-type="string">
            <text:p>emblazoned</text:p>
          </table:table-cell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</table:table-row>
      </table:table>
      <table:table table:name="ch0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</table:table-row>
        <table:table-row table:style-name="ro1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s</text:p>
          </table:table-cell>
        </table:table-row>
        <table:table-row table:style-name="ro1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elucidation</text:p>
          </table:table-cell>
        </table:table-row>
        <table:table-row table:style-name="ro1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delve</text:p>
          </table:table-cell>
        </table:table-row>
        <table:table-row table:style-name="ro1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midrash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venerate</text:p>
          </table:table-cell>
        </table:table-row>
        <table:table-row table:style-name="ro1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exegete</text:p>
          </table:table-cell>
        </table:table-row>
        <table:table-row table:style-name="ro1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manifest</text:p>
          </table:table-cell>
        </table:table-row>
        <table:table-row table:style-name="ro1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sephirot</text:p>
          </table:table-cell>
        </table:table-row>
        <table:table-row table:style-name="ro1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sephirothic</text:p>
          </table:table-cell>
        </table:table-row>
        <table:table-row table:style-name="ro1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arcan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contemplate</text:p>
          </table:table-cell>
        </table:table-row>
        <table:table-row table:style-name="ro1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repercussions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revelation</text:p>
          </table:table-cell>
        </table:table-row>
        <table:table-row table:style-name="ro1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boldly</text:p>
          </table:table-cell>
        </table:table-row>
        <table:table-row table:style-name="ro1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distressing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ious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publicize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scorn</text:p>
          </table:table-cell>
        </table:table-row>
        <table:table-row table:style-name="ro1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proactive</text:p>
          </table:table-cell>
        </table:table-row>
        <table:table-row table:style-name="ro1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concur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undermine</text:p>
          </table:table-cell>
        </table:table-row>
        <table:table-row table:style-name="ro1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persuasive</text:p>
          </table:table-cell>
        </table:table-row>
        <table:table-row table:style-name="ro1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grunt</text:p>
          </table:table-cell>
        </table:table-row>
        <table:table-row table:style-name="ro1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predicament</text:p>
          </table:table-cell>
        </table:table-row>
        <table:table-row table:style-name="ro1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exclaim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ee the light of day</text:p>
          </table:table-cell>
        </table:table-row>
        <table:table-row table:style-name="ro1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scoff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with all due respect</text:p>
          </table:table-cell>
        </table:table-row>
        <table:table-row table:style-name="ro1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defuse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anxious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</table:table>
      <table:table table:name="ch0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</table:table-row>
        <table:table-row table:style-name="ro1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</table:table-row>
        <table:table-row table:style-name="ro1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deft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chisel</text:p>
          </table:table-cell>
        </table:table-row>
        <table:table-row table:style-name="ro1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perforated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cryptic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fish out</text:p>
          </table:table-cell>
        </table:table-row>
        <table:table-row table:style-name="ro1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juxtaposition</text:p>
          </table:table-cell>
        </table:table-row>
        <table:table-row table:style-name="ro1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effeminate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contrapposto</text:p>
          </table:table-cell>
        </table:table-row>
        <table:table-row table:style-name="ro1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limp</text:p>
          </table:table-cell>
        </table:table-row>
        <table:table-row table:style-name="ro1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flaccid</text:p>
          </table:table-cell>
        </table:table-row>
        <table:table-row table:style-name="ro1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asually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vulnerability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determination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tendon</text:p>
          </table:table-cell>
        </table:table-row>
        <table:table-row table:style-name="ro1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bulg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anticipation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delicate</text:p>
          </table:table-cell>
        </table:table-row>
        <table:table-row table:style-name="ro1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archetypal</text:p>
          </table:table-cell>
        </table:table-row>
        <table:table-row table:style-name="ro1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rogenitor</text:p>
          </table:table-cell>
        </table:table-row>
        <table:table-row table:style-name="ro1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alcove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lab</text:p>
          </table:table-cell>
        </table:table-row>
        <table:table-row table:style-name="ro1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unimpressed</text:p>
          </table:table-cell>
        </table:table-row>
        <table:table-row table:style-name="ro1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enlighten</text:p>
          </table:table-cell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homage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cuneiform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blinked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assyrian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pictogram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cocked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depression</text:p>
          </table:table-cell>
        </table:table-row>
        <table:table-row table:style-name="ro1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asymmetrical</text:p>
          </table:table-cell>
        </table:table-row>
        <table:table-row table:style-name="ro1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symmetrical</text:p>
          </table:table-cell>
        </table:table-row>
        <table:table-row table:style-name="ro1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impromptu</text:p>
          </table:table-cell>
        </table:table-row>
        <table:table-row table:style-name="ro1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uncertain</text:p>
          </table:table-cell>
        </table:table-row>
        <table:table-row table:style-name="ro1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squeeze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stanchion</text:p>
          </table:table-cell>
        </table:table-row>
        <table:table-row table:style-name="ro1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cavernous</text:p>
          </table:table-cell>
        </table:table-row>
        <table:table-row table:style-name="ro1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gaping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/>
          <table:table-cell office:value-type="string" calcext:value-type="string">
            <text:p>dwarfed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/>
          <table:table-cell office:value-type="string" calcext:value-type="string">
            <text:p>murky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bewilderment</text:p>
          </table:table-cell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</table:table-row>
        <table:table-row table:style-name="ro1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</table:table-row>
        <table:table-row table:style-name="ro1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</table:table-row>
        <table:table-row table:style-name="ro1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</table:table-row>
        <table:table-row table:style-name="ro1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50];-ROW();0;1;1)" office:value-type="string" office:string-value="disquiet" calcext:value-type="string">
            <text:p>disquiet</text:p>
          </table:table-cell>
          <table:table-cell/>
          <table:table-cell table:formula="of:=LOWER([.C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/>
          <table:table-cell table:formula="of:=OFFSET([.$A$50];-ROW();0;1;1)" office:value-type="string" office:string-value="usher" calcext:value-type="string">
            <text:p>usher</text:p>
          </table:table-cell>
          <table:table-cell/>
          <table:table-cell table:formula="of:=LOWER([.C2])" office:value-type="string" office:string-value="usher" calcext:value-type="string">
            <text:p>usher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string" calcext:value-type="string">
            <text:p>Preshow</text:p>
          </table:table-cell>
          <table:table-cell/>
          <table:table-cell table:formula="of:=OFFSET([.$A$50];-ROW();0;1;1)" office:value-type="string" office:string-value="Humility" calcext:value-type="string">
            <text:p>Humility</text:p>
          </table:table-cell>
          <table:table-cell/>
          <table:table-cell table:formula="of:=LOWER([.C3])" office:value-type="string" office:string-value="humility" calcext:value-type="string">
            <text:p>humility</text:p>
          </table:table-cell>
          <table:table-cell/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/>
          <table:table-cell table:formula="of:=OFFSET([.$A$50];-ROW();0;1;1)" office:value-type="string" office:string-value="preposterous" calcext:value-type="string">
            <text:p>preposterous</text:p>
          </table:table-cell>
          <table:table-cell/>
          <table:table-cell table:formula="of:=LOWER([.C4])" office:value-type="string" office:string-value="preposterous" calcext:value-type="string">
            <text:p>preposterous</text:p>
          </table:table-cell>
          <table:table-cell/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string" calcext:value-type="string">
            <text:p>reframe</text:p>
          </table:table-cell>
          <table:table-cell/>
          <table:table-cell table:formula="of:=OFFSET([.$A$50];-ROW();0;1;1)" office:value-type="string" office:string-value="obliterated" calcext:value-type="string">
            <text:p>obliterated</text:p>
          </table:table-cell>
          <table:table-cell/>
          <table:table-cell table:formula="of:=LOWER([.C5])" office:value-type="string" office:string-value="obliterated" calcext:value-type="string">
            <text:p>obliterated</text:p>
          </table:table-cell>
          <table:table-cell/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string" calcext:value-type="string">
            <text:p>preemptive</text:p>
          </table:table-cell>
          <table:table-cell/>
          <table:table-cell table:formula="of:=OFFSET([.$A$50];-ROW();0;1;1)" office:value-type="string" office:string-value="ancillary" calcext:value-type="string">
            <text:p>ancillary</text:p>
          </table:table-cell>
          <table:table-cell/>
          <table:table-cell table:formula="of:=LOWER([.C6])" office:value-type="string" office:string-value="ancillary" calcext:value-type="string">
            <text:p>ancillary</text:p>
          </table:table-cell>
          <table:table-cell/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50];-ROW();0;1;1)" office:value-type="string" office:string-value="peer" calcext:value-type="string">
            <text:p>peer</text:p>
          </table:table-cell>
          <table:table-cell/>
          <table:table-cell table:formula="of:=LOWER([.C7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50];-ROW();0;1;1)" office:value-type="string" office:string-value="expectant" calcext:value-type="string">
            <text:p>expectant</text:p>
          </table:table-cell>
          <table:table-cell/>
          <table:table-cell table:formula="of:=LOWER([.C8])" office:value-type="string" office:string-value="expectant" calcext:value-type="string">
            <text:p>expectant</text:p>
          </table:table-cell>
          <table:table-cell/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string" calcext:value-type="string">
            <text:p>sacrosanct</text:p>
          </table:table-cell>
          <table:table-cell/>
          <table:table-cell table:formula="of:=OFFSET([.$A$50];-ROW();0;1;1)" office:value-type="string" office:string-value="grapple" calcext:value-type="string">
            <text:p>grapple</text:p>
          </table:table-cell>
          <table:table-cell/>
          <table:table-cell table:formula="of:=LOWER([.C9])" office:value-type="string" office:string-value="grapple" calcext:value-type="string">
            <text:p>grapple</text:p>
          </table:table-cell>
          <table:table-cell/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/>
          <table:table-cell table:formula="of:=OFFSET([.$A$50];-ROW();0;1;1)" office:value-type="string" office:string-value="heady" calcext:value-type="string">
            <text:p>heady</text:p>
          </table:table-cell>
          <table:table-cell/>
          <table:table-cell table:formula="of:=LOWER([.C10])" office:value-type="string" office:string-value="heady" calcext:value-type="string">
            <text:p>heady</text:p>
          </table:table-cell>
          <table:table-cell/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/>
          <table:table-cell table:formula="of:=OFFSET([.$A$50];-ROW();0;1;1)" office:value-type="string" office:string-value="ramification" calcext:value-type="string">
            <text:p>ramification</text:p>
          </table:table-cell>
          <table:table-cell/>
          <table:table-cell table:formula="of:=LOWER([.C11])" office:value-type="string" office:string-value="ramification" calcext:value-type="string">
            <text:p>ramification</text:p>
          </table:table-cell>
          <table:table-cell/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/>
          <table:table-cell table:formula="of:=OFFSET([.$A$50];-ROW();0;1;1)" office:value-type="string" office:string-value="fallout" calcext:value-type="string">
            <text:p>fallout</text:p>
          </table:table-cell>
          <table:table-cell/>
          <table:table-cell table:formula="of:=LOWER([.C12])" office:value-type="string" office:string-value="fallout" calcext:value-type="string">
            <text:p>fallout</text:p>
          </table:table-cell>
          <table:table-cell/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string" calcext:value-type="string">
            <text:p>Catholicism</text:p>
          </table:table-cell>
          <table:table-cell/>
          <table:table-cell table:formula="of:=OFFSET([.$A$50];-ROW();0;1;1)" office:value-type="string" office:string-value="interlope" calcext:value-type="string">
            <text:p>interlope</text:p>
          </table:table-cell>
          <table:table-cell/>
          <table:table-cell table:formula="of:=LOWER([.C13])" office:value-type="string" office:string-value="interlope" calcext:value-type="string">
            <text:p>interlope</text:p>
          </table:table-cell>
          <table:table-cell/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/>
          <table:table-cell table:formula="of:=OFFSET([.$A$50];-ROW();0;1;1)" office:value-type="string" office:string-value="emblazon" calcext:value-type="string">
            <text:p>emblazon</text:p>
          </table:table-cell>
          <table:table-cell/>
          <table:table-cell table:formula="of:=LOWER([.C14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/>
          <table:table-cell table:formula="of:=OFFSET([.$A$50];-ROW();0;1;1)" office:value-type="string" office:string-value="boldness" calcext:value-type="string">
            <text:p>boldness</text:p>
          </table:table-cell>
          <table:table-cell/>
          <table:table-cell table:formula="of:=LOWER([.C15])" office:value-type="string" office:string-value="boldness" calcext:value-type="string">
            <text:p>boldness</text:p>
          </table:table-cell>
          <table:table-cell/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/>
          <table:table-cell table:formula="of:=OFFSET([.$A$50];-ROW();0;1;1)" office:value-type="string" office:string-value="word for word" calcext:value-type="string">
            <text:p>word for word</text:p>
          </table:table-cell>
          <table:table-cell/>
          <table:table-cell table:formula="of:=LOWER([.C16])" office:value-type="string" office:string-value="word for word" calcext:value-type="string">
            <text:p>word for word</text:p>
          </table:table-cell>
          <table:table-cell/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50];-ROW();0;1;1)" office:value-type="string" office:string-value="millennia" calcext:value-type="string">
            <text:p>millennia</text:p>
          </table:table-cell>
          <table:table-cell/>
          <table:table-cell table:formula="of:=LOWER([.C17])" office:value-type="string" office:string-value="millennia" calcext:value-type="string">
            <text:p>millennia</text:p>
          </table:table-cell>
          <table:table-cell/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2">
          <table:table-cell office:value-type="string" calcext:value-type="string">
            <text:p>dismissively</text:p>
          </table:table-cell>
          <table:table-cell/>
          <table:table-cell table:formula="of:=OFFSET([.$A$50];-ROW();0;1;1)" office:value-type="string" office:string-value="Millennium" calcext:value-type="string">
            <text:p>Millennium</text:p>
          </table:table-cell>
          <table:table-cell/>
          <table:table-cell table:formula="of:=LOWER([.C18])" office:value-type="string" office:string-value="millennium" calcext:value-type="string">
            <text:p>millennium</text:p>
          </table:table-cell>
          <table:table-cell/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2">
          <table:table-cell office:value-type="string" calcext:value-type="string">
            <text:p>wince</text:p>
          </table:table-cell>
          <table:table-cell/>
          <table:table-cell table:formula="of:=OFFSET([.$A$50];-ROW();0;1;1)" office:value-type="string" office:string-value="eradicate" calcext:value-type="string">
            <text:p>eradicate</text:p>
          </table:table-cell>
          <table:table-cell/>
          <table:table-cell table:formula="of:=LOWER([.C19])" office:value-type="string" office:string-value="eradicate" calcext:value-type="string">
            <text:p>eradicate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2">
          <table:table-cell office:value-type="string" calcext:value-type="string">
            <text:p>delusion</text:p>
          </table:table-cell>
          <table:table-cell/>
          <table:table-cell table:formula="of:=OFFSET([.$A$50];-ROW();0;1;1)" office:value-type="string" office:string-value="undermine" calcext:value-type="string">
            <text:p>undermine</text:p>
          </table:table-cell>
          <table:table-cell/>
          <table:table-cell table:formula="of:=LOWER([.C20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/>
          <table:table-cell table:formula="of:=OFFSET([.$A$50];-ROW();0;1;1)" office:value-type="string" office:string-value="tenets" calcext:value-type="string">
            <text:p>tenets</text:p>
          </table:table-cell>
          <table:table-cell/>
          <table:table-cell table:formula="of:=LOWER([.C21])" office:value-type="string" office:string-value="tenets" calcext:value-type="string">
            <text:p>tenets</text:p>
          </table:table-cell>
          <table:table-cell/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string" calcext:value-type="string">
            <text:p>métier</text:p>
          </table:table-cell>
          <table:table-cell/>
          <table:table-cell table:formula="of:=OFFSET([.$A$50];-ROW();0;1;1)" office:value-type="string" office:string-value="tenet" calcext:value-type="string">
            <text:p>tenet</text:p>
          </table:table-cell>
          <table:table-cell/>
          <table:table-cell table:formula="of:=LOWER([.C22])" office:value-type="string" office:string-value="tenet" calcext:value-type="string">
            <text:p>tenet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2">
          <table:table-cell office:value-type="string" calcext:value-type="string">
            <text:p>sheepish</text:p>
          </table:table-cell>
          <table:table-cell/>
          <table:table-cell table:formula="of:=OFFSET([.$A$50];-ROW();0;1;1)" office:value-type="string" office:string-value="semantics" calcext:value-type="string">
            <text:p>semantics</text:p>
          </table:table-cell>
          <table:table-cell/>
          <table:table-cell table:formula="of:=LOWER([.C23])" office:value-type="string" office:string-value="semantics" calcext:value-type="string">
            <text:p>semantics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2">
          <table:table-cell office:value-type="string" calcext:value-type="string">
            <text:p>vow of silence</text:p>
          </table:table-cell>
          <table:table-cell/>
          <table:table-cell table:formula="of:=OFFSET([.$A$50];-ROW();0;1;1)" office:value-type="string" office:string-value="semantic" calcext:value-type="string">
            <text:p>semantic</text:p>
          </table:table-cell>
          <table:table-cell/>
          <table:table-cell table:formula="of:=LOWER([.C24])" office:value-type="string" office:string-value="semantic" calcext:value-type="string">
            <text:p>semantic</text:p>
          </table:table-cell>
          <table:table-cell/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2">
          <table:table-cell office:value-type="string" calcext:value-type="string">
            <text:p>hallowed</text:p>
          </table:table-cell>
          <table:table-cell/>
          <table:table-cell table:formula="of:=OFFSET([.$A$50];-ROW();0;1;1)" office:value-type="string" office:string-value="hallowed" calcext:value-type="string">
            <text:p>hallowed</text:p>
          </table:table-cell>
          <table:table-cell/>
          <table:table-cell table:formula="of:=LOWER([.C25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/>
          <table:table-cell table:formula="of:=OFFSET([.$A$50];-ROW();0;1;1)" office:value-type="string" office:string-value="vow of silence" calcext:value-type="string">
            <text:p>vow of silence</text:p>
          </table:table-cell>
          <table:table-cell/>
          <table:table-cell table:formula="of:=LOWER([.C26]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2">
          <table:table-cell office:value-type="string" calcext:value-type="string">
            <text:p>semantics</text:p>
          </table:table-cell>
          <table:table-cell/>
          <table:table-cell table:formula="of:=OFFSET([.$A$50];-ROW();0;1;1)" office:value-type="string" office:string-value="sheepish" calcext:value-type="string">
            <text:p>sheepish</text:p>
          </table:table-cell>
          <table:table-cell/>
          <table:table-cell table:formula="of:=LOWER([.C27])" office:value-type="string" office:string-value="sheepish" calcext:value-type="string">
            <text:p>sheepish</text:p>
          </table:table-cell>
          <table:table-cell/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2">
          <table:table-cell office:value-type="string" calcext:value-type="string">
            <text:p>tenet</text:p>
          </table:table-cell>
          <table:table-cell/>
          <table:table-cell table:formula="of:=OFFSET([.$A$50];-ROW();0;1;1)" office:value-type="string" office:string-value="métier" calcext:value-type="string">
            <text:p>métier</text:p>
          </table:table-cell>
          <table:table-cell/>
          <table:table-cell table:formula="of:=LOWER([.C28])" office:value-type="string" office:string-value="métier" calcext:value-type="string">
            <text:p>métier</text:p>
          </table:table-cell>
          <table:table-cell/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string" calcext:value-type="string">
            <text:p>tenets</text:p>
          </table:table-cell>
          <table:table-cell/>
          <table:table-cell table:formula="of:=OFFSET([.$A$50];-ROW();0;1;1)" office:value-type="string" office:string-value="visionary" calcext:value-type="string">
            <text:p>visionary</text:p>
          </table:table-cell>
          <table:table-cell/>
          <table:table-cell table:formula="of:=LOWER([.C29])" office:value-type="string" office:string-value="visionary" calcext:value-type="string">
            <text:p>visionary</text:p>
          </table:table-cell>
          <table:table-cell/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table:formula="of:=OFFSET([.$A$50];-ROW();0;1;1)" office:value-type="string" office:string-value="delusion" calcext:value-type="string">
            <text:p>delusion</text:p>
          </table:table-cell>
          <table:table-cell/>
          <table:table-cell table:formula="of:=LOWER([.C30])" office:value-type="string" office:string-value="delusion" calcext:value-type="string">
            <text:p>delusion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table:formula="of:=OFFSET([.$A$50];-ROW();0;1;1)" office:value-type="string" office:string-value="wince" calcext:value-type="string">
            <text:p>wince</text:p>
          </table:table-cell>
          <table:table-cell/>
          <table:table-cell table:formula="of:=LOWER([.C31])" office:value-type="string" office:string-value="wince" calcext:value-type="string">
            <text:p>wince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2">
          <table:table-cell office:value-type="string" calcext:value-type="string">
            <text:p>Millennium</text:p>
          </table:table-cell>
          <table:table-cell/>
          <table:table-cell table:formula="of:=OFFSET([.$A$50];-ROW();0;1;1)" office:value-type="string" office:string-value="dismissively" calcext:value-type="string">
            <text:p>dismissively</text:p>
          </table:table-cell>
          <table:table-cell/>
          <table:table-cell table:formula="of:=LOWER([.C32])" office:value-type="string" office:string-value="dismissively" calcext:value-type="string">
            <text:p>dismissively</text:p>
          </table:table-cell>
          <table:table-cell/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string" calcext:value-type="string">
            <text:p>millennia</text:p>
          </table:table-cell>
          <table:table-cell/>
          <table:table-cell table:formula="of:=OFFSET([.$A$50];-ROW();0;1;1)" office:value-type="string" office:string-value="publicize" calcext:value-type="string">
            <text:p>publicize</text:p>
          </table:table-cell>
          <table:table-cell/>
          <table:table-cell table:formula="of:=LOWER([.C33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string" calcext:value-type="string">
            <text:p>word for word</text:p>
          </table:table-cell>
          <table:table-cell/>
          <table:table-cell table:formula="of:=OFFSET([.$A$50];-ROW();0;1;1)" office:value-type="string" office:string-value="prompt" calcext:value-type="string">
            <text:p>prompt</text:p>
          </table:table-cell>
          <table:table-cell/>
          <table:table-cell table:formula="of:=LOWER([.C34])" office:value-type="string" office:string-value="prompt" calcext:value-type="string">
            <text:p>prompt</text:p>
          </table:table-cell>
          <table:table-cell/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2">
          <table:table-cell office:value-type="string" calcext:value-type="string">
            <text:p>boldness</text:p>
          </table:table-cell>
          <table:table-cell/>
          <table:table-cell table:formula="of:=OFFSET([.$A$50];-ROW();0;1;1)" office:value-type="string" office:string-value="convene" calcext:value-type="string">
            <text:p>convene</text:p>
          </table:table-cell>
          <table:table-cell/>
          <table:table-cell table:formula="of:=LOWER([.C35])" office:value-type="string" office:string-value="convene" calcext:value-type="string">
            <text:p>convene</text:p>
          </table:table-cell>
          <table:table-cell/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0];-ROW();0;1;1)" office:value-type="string" office:string-value="atheism" calcext:value-type="string">
            <text:p>atheism</text:p>
          </table:table-cell>
          <table:table-cell/>
          <table:table-cell table:formula="of:=LOWER([.C36])" office:value-type="string" office:string-value="atheism" calcext:value-type="string">
            <text:p>atheism</text:p>
          </table:table-cell>
          <table:table-cell/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2">
          <table:table-cell office:value-type="string" calcext:value-type="string">
            <text:p>interlope</text:p>
          </table:table-cell>
          <table:table-cell/>
          <table:table-cell table:formula="of:=OFFSET([.$A$50];-ROW();0;1;1)" office:value-type="string" office:string-value="Catholicism" calcext:value-type="string">
            <text:p>Catholicism</text:p>
          </table:table-cell>
          <table:table-cell/>
          <table:table-cell table:formula="of:=LOWER([.C37])" office:value-type="string" office:string-value="catholicism" calcext:value-type="string">
            <text:p>catholicism</text:p>
          </table:table-cell>
          <table:table-cell/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/>
          <table:table-cell table:formula="of:=OFFSET([.$A$50];-ROW();0;1;1)" office:value-type="string" office:string-value="wield" calcext:value-type="string">
            <text:p>wield</text:p>
          </table:table-cell>
          <table:table-cell/>
          <table:table-cell table:formula="of:=LOWER([.C38])" office:value-type="string" office:string-value="wield" calcext:value-type="string">
            <text:p>wield</text:p>
          </table:table-cell>
          <table:table-cell/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table:formula="of:=OFFSET([.$A$50];-ROW();0;1;1)" office:value-type="string" office:string-value="preach" calcext:value-type="string">
            <text:p>preach</text:p>
          </table:table-cell>
          <table:table-cell/>
          <table:table-cell table:formula="of:=LOWER([.C39])" office:value-type="string" office:string-value="preach" calcext:value-type="string">
            <text:p>preach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2">
          <table:table-cell office:value-type="string" calcext:value-type="string">
            <text:p>heady</text:p>
          </table:table-cell>
          <table:table-cell/>
          <table:table-cell table:formula="of:=OFFSET([.$A$50];-ROW();0;1;1)" office:value-type="string" office:string-value="sermon" calcext:value-type="string">
            <text:p>sermon</text:p>
          </table:table-cell>
          <table:table-cell/>
          <table:table-cell table:formula="of:=LOWER([.C40])" office:value-type="string" office:string-value="sermon" calcext:value-type="string">
            <text:p>sermon</text:p>
          </table:table-cell>
          <table:table-cell/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2">
          <table:table-cell office:value-type="string" calcext:value-type="string">
            <text:p>grapple</text:p>
          </table:table-cell>
          <table:table-cell/>
          <table:table-cell table:formula="of:=OFFSET([.$A$50];-ROW();0;1;1)" office:value-type="string" office:string-value="sacrosanct" calcext:value-type="string">
            <text:p>sacrosanct</text:p>
          </table:table-cell>
          <table:table-cell/>
          <table:table-cell table:formula="of:=LOWER([.C41])" office:value-type="string" office:string-value="sacrosanct" calcext:value-type="string">
            <text:p>sacrosanct</text:p>
          </table:table-cell>
          <table:table-cell/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string" calcext:value-type="string">
            <text:p>expectant</text:p>
          </table:table-cell>
          <table:table-cell/>
          <table:table-cell table:formula="of:=OFFSET([.$A$50];-ROW();0;1;1)" office:value-type="string" office:string-value="turquoise" calcext:value-type="string">
            <text:p>turquoise</text:p>
          </table:table-cell>
          <table:table-cell/>
          <table:table-cell table:formula="of:=LOWER([.C42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50];-ROW();0;1;1)" office:value-type="string" office:string-value="adorn" calcext:value-type="string">
            <text:p>adorn</text:p>
          </table:table-cell>
          <table:table-cell/>
          <table:table-cell table:formula="of:=LOWER([.C43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2">
          <table:table-cell office:value-type="string" calcext:value-type="string">
            <text:p>ancillary</text:p>
          </table:table-cell>
          <table:table-cell/>
          <table:table-cell table:formula="of:=OFFSET([.$A$50];-ROW();0;1;1)" office:value-type="string" office:string-value="preemptive" calcext:value-type="string">
            <text:p>preemptive</text:p>
          </table:table-cell>
          <table:table-cell/>
          <table:table-cell table:formula="of:=LOWER([.C44])" office:value-type="string" office:string-value="preemptive" calcext:value-type="string">
            <text:p>preemptive</text:p>
          </table:table-cell>
          <table:table-cell/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2">
          <table:table-cell office:value-type="string" calcext:value-type="string">
            <text:p>obliterated</text:p>
          </table:table-cell>
          <table:table-cell/>
          <table:table-cell table:formula="of:=OFFSET([.$A$50];-ROW();0;1;1)" office:value-type="string" office:string-value="reframe" calcext:value-type="string">
            <text:p>reframe</text:p>
          </table:table-cell>
          <table:table-cell/>
          <table:table-cell table:formula="of:=LOWER([.C45])" office:value-type="string" office:string-value="reframe" calcext:value-type="string">
            <text:p>reframe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/>
          <table:table-cell table:formula="of:=OFFSET([.$A$50];-ROW();0;1;1)" office:value-type="string" office:string-value="discredit" calcext:value-type="string">
            <text:p>discredit</text:p>
          </table:table-cell>
          <table:table-cell/>
          <table:table-cell table:formula="of:=LOWER([.C46])" office:value-type="string" office:string-value="discredit" calcext:value-type="string">
            <text:p>dis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ility</text:p>
          </table:table-cell>
          <table:table-cell/>
          <table:table-cell table:formula="of:=OFFSET([.$A$50];-ROW();0;1;1)" office:value-type="string" office:string-value="Preshow" calcext:value-type="string">
            <text:p>Preshow</text:p>
          </table:table-cell>
          <table:table-cell/>
          <table:table-cell table:formula="of:=LOWER([.C47])" office:value-type="string" office:string-value="preshow" calcext:value-type="string">
            <text:p>pre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her</text:p>
          </table:table-cell>
          <table:table-cell/>
          <table:table-cell table:formula="of:=OFFSET([.$A$50];-ROW();0;1;1)" office:value-type="string" office:string-value="jitter" calcext:value-type="string">
            <text:p>jitter</text:p>
          </table:table-cell>
          <table:table-cell/>
          <table:table-cell table:formula="of:=LOWER([.C48])" office:value-type="string" office:string-value="jitter" calcext:value-type="string">
            <text:p>j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50];-ROW();0;1;1)" office:value-type="string" office:string-value="gut" calcext:value-type="string">
            <text:p>gut</text:p>
          </table:table-cell>
          <table:table-cell/>
          <table:table-cell table:formula="of:=LOWER([.C49])" office:value-type="string" office:string-value="gut" calcext:value-type="string">
            <text:p>gut</text:p>
          </table:table-cell>
          <table:table-cell table:number-columns-repeated="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tle</text:p>
          </table:table-cell>
          <table:table-cell/>
          <table:table-cell table:formula="of:=OFFSET([.$A$83];-ROW();0;1;1)" office:value-type="string" office:string-value="citadel" calcext:value-type="string">
            <text:p>citadel</text:p>
          </table:table-cell>
          <table:table-cell/>
          <table:table-cell table:formula="of:=LOWER([.C1]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/>
          <table:table-cell table:formula="of:=OFFSET([.$A$83];-ROW();0;1;1)" office:value-type="string" office:string-value="entomb" calcext:value-type="string">
            <text:p>entomb</text:p>
          </table:table-cell>
          <table:table-cell/>
          <table:table-cell table:formula="of:=LOWER([.C2])" office:value-type="string" office:string-value="entomb" calcext:value-type="string">
            <text:p>entomb</text:p>
          </table:table-cell>
          <table:table-cell/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string" calcext:value-type="string">
            <text:p>crismatory</text:p>
          </table:table-cell>
          <table:table-cell/>
          <table:table-cell table:formula="of:=OFFSET([.$A$83];-ROW();0;1;1)" office:value-type="string" office:string-value="fixated" calcext:value-type="string">
            <text:p>fixated</text:p>
          </table:table-cell>
          <table:table-cell/>
          <table:table-cell table:formula="of:=LOWER([.C3])" office:value-type="string" office:string-value="fixated" calcext:value-type="string">
            <text:p>fixated</text:p>
          </table:table-cell>
          <table:table-cell/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string" calcext:value-type="string">
            <text:p>crismón</text:p>
          </table:table-cell>
          <table:table-cell/>
          <table:table-cell table:formula="of:=OFFSET([.$A$83];-ROW();0;1;1)" office:value-type="string" office:string-value="intently" calcext:value-type="string">
            <text:p>intently</text:p>
          </table:table-cell>
          <table:table-cell/>
          <table:table-cell table:formula="of:=LOWER([.C4])" office:value-type="string" office:string-value="intently" calcext:value-type="string">
            <text:p>intently</text:p>
          </table:table-cell>
          <table:table-cell/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2">
          <table:table-cell office:value-type="string" calcext:value-type="string">
            <text:p>crismón of Christ</text:p>
          </table:table-cell>
          <table:table-cell/>
          <table:table-cell table:formula="of:=OFFSET([.$A$83];-ROW();0;1;1)" office:value-type="string" office:string-value="pilgrims" calcext:value-type="string">
            <text:p>pilgrims</text:p>
          </table:table-cell>
          <table:table-cell/>
          <table:table-cell table:formula="of:=LOWER([.C5])" office:value-type="string" office:string-value="pilgrims" calcext:value-type="string">
            <text:p>pilgrims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table:formula="of:=OFFSET([.$A$83];-ROW();0;1;1)" office:value-type="string" office:string-value="pilgrim" calcext:value-type="string">
            <text:p>pilgrim</text:p>
          </table:table-cell>
          <table:table-cell/>
          <table:table-cell table:formula="of:=LOWER([.C6])" office:value-type="string" office:string-value="pilgrim" calcext:value-type="string">
            <text:p>pilgrim</text:p>
          </table:table-cell>
          <table:table-cell/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2">
          <table:table-cell office:value-type="string" calcext:value-type="string">
            <text:p>the rules of absolution</text:p>
          </table:table-cell>
          <table:table-cell/>
          <table:table-cell table:formula="of:=OFFSET([.$A$83];-ROW();0;1;1)" office:value-type="string" office:string-value="Archdiocese" calcext:value-type="string">
            <text:p>Archdiocese</text:p>
          </table:table-cell>
          <table:table-cell/>
          <table:table-cell table:formula="of:=LOWER([.C7])" office:value-type="string" office:string-value="archdiocese" calcext:value-type="string">
            <text:p>archdiocese</text:p>
          </table:table-cell>
          <table:table-cell/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string" calcext:value-type="string">
            <text:p>absolution</text:p>
          </table:table-cell>
          <table:table-cell/>
          <table:table-cell table:formula="of:=OFFSET([.$A$83];-ROW();0;1;1)" office:value-type="string" office:string-value="situated" calcext:value-type="string">
            <text:p>situated</text:p>
          </table:table-cell>
          <table:table-cell/>
          <table:table-cell table:formula="of:=LOWER([.C8])" office:value-type="string" office:string-value="situated" calcext:value-type="string">
            <text:p>situated</text:p>
          </table:table-cell>
          <table:table-cell/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OFFSET([.$A$83];-ROW();0;1;1)" office:value-type="string" office:string-value="fixate" calcext:value-type="string">
            <text:p>fixate</text:p>
          </table:table-cell>
          <table:table-cell/>
          <table:table-cell table:formula="of:=LOWER([.C9])" office:value-type="string" office:string-value="fixate" calcext:value-type="string">
            <text:p>fixate</text:p>
          </table:table-cell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3];-ROW();0;1;1)" office:value-type="string" office:string-value="safekeeping" calcext:value-type="string">
            <text:p>safekeeping</text:p>
          </table:table-cell>
          <table:table-cell/>
          <table:table-cell table:formula="of:=LOWER([.C10])" office:value-type="string" office:string-value="safekeeping" calcext:value-type="string">
            <text:p>safekeeping</text:p>
          </table:table-cell>
          <table:table-cell/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2">
          <table:table-cell office:value-type="string" calcext:value-type="string">
            <text:p>afforded</text:p>
          </table:table-cell>
          <table:table-cell/>
          <table:table-cell table:formula="of:=OFFSET([.$A$83];-ROW();0;1;1)" office:value-type="string" office:string-value="explod" calcext:value-type="string">
            <text:p>explod</text:p>
          </table:table-cell>
          <table:table-cell/>
          <table:table-cell table:formula="of:=LOWER([.C11])" office:value-type="string" office:string-value="explod" calcext:value-type="string">
            <text:p>explod</text:p>
          </table:table-cell>
          <table:table-cell/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2">
          <table:table-cell office:value-type="string" calcext:value-type="string">
            <text:p>assure</text:p>
          </table:table-cell>
          <table:table-cell/>
          <table:table-cell table:formula="of:=OFFSET([.$A$83];-ROW();0;1;1)" office:value-type="string" office:string-value="explode" calcext:value-type="string">
            <text:p>explode</text:p>
          </table:table-cell>
          <table:table-cell/>
          <table:table-cell table:formula="of:=LOWER([.C12])" office:value-type="string" office:string-value="explode" calcext:value-type="string">
            <text:p>explode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83];-ROW();0;1;1)" office:value-type="string" office:string-value="icon" calcext:value-type="string">
            <text:p>icon</text:p>
          </table:table-cell>
          <table:table-cell/>
          <table:table-cell table:formula="of:=LOWER([.C13])" office:value-type="string" office:string-value="icon" calcext:value-type="string">
            <text:p>ic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/>
          <table:table-cell table:formula="of:=OFFSET([.$A$83];-ROW();0;1;1)" office:value-type="string" office:string-value="patron" calcext:value-type="string">
            <text:p>patron</text:p>
          </table:table-cell>
          <table:table-cell/>
          <table:table-cell table:formula="of:=LOWER([.C14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string" calcext:value-type="string">
            <text:p>the devout</text:p>
          </table:table-cell>
          <table:table-cell/>
          <table:table-cell table:formula="of:=OFFSET([.$A$83];-ROW();0;1;1)" office:value-type="string" office:string-value="patron saint" calcext:value-type="string">
            <text:p>patron saint</text:p>
          </table:table-cell>
          <table:table-cell/>
          <table:table-cell table:formula="of:=LOWER([.C15])" office:value-type="string" office:string-value="patron saint" calcext:value-type="string">
            <text:p>patron saint</text:p>
          </table:table-cell>
          <table:table-cell/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83];-ROW();0;1;1)" office:value-type="string" office:string-value="alike" calcext:value-type="string">
            <text:p>alike</text:p>
          </table:table-cell>
          <table:table-cell/>
          <table:table-cell table:formula="of:=LOWER([.C16])" office:value-type="string" office:string-value="alike" calcext:value-type="string">
            <text:p>alike</text:p>
          </table:table-cell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2">
          <table:table-cell office:value-type="string" calcext:value-type="string">
            <text:p>crucifix</text:p>
          </table:table-cell>
          <table:table-cell/>
          <table:table-cell table:formula="of:=OFFSET([.$A$83];-ROW();0;1;1)" office:value-type="string" office:string-value="acolyte" calcext:value-type="string">
            <text:p>acolyte</text:p>
          </table:table-cell>
          <table:table-cell/>
          <table:table-cell table:formula="of:=LOWER([.C17])" office:value-type="string" office:string-value="acolyte" calcext:value-type="string">
            <text:p>acolyte</text:p>
          </table:table-cell>
          <table:table-cell/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/>
          <table:table-cell table:formula="of:=OFFSET([.$A$83];-ROW();0;1;1)" office:value-type="string" office:string-value="overseer" calcext:value-type="string">
            <text:p>overseer</text:p>
          </table:table-cell>
          <table:table-cell/>
          <table:table-cell table:formula="of:=LOWER([.C18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2">
          <table:table-cell office:value-type="string" calcext:value-type="string">
            <text:p>retrieved</text:p>
          </table:table-cell>
          <table:table-cell/>
          <table:table-cell table:formula="of:=OFFSET([.$A$83];-ROW();0;1;1)" office:value-type="string" office:string-value="ankle" calcext:value-type="string">
            <text:p>ankle</text:p>
          </table:table-cell>
          <table:table-cell/>
          <table:table-cell table:formula="of:=LOWER([.C19])" office:value-type="string" office:string-value="ankle" calcext:value-type="string">
            <text:p>ankle</text:p>
          </table:table-cell>
          <table:table-cell/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OFFSET([.$A$83];-ROW();0;1;1)" office:value-type="string" office:string-value="shackles" calcext:value-type="string">
            <text:p>shackles</text:p>
          </table:table-cell>
          <table:table-cell/>
          <table:table-cell table:formula="of:=LOWER([.C20])" office:value-type="string" office:string-value="shackles" calcext:value-type="string">
            <text:p>shackles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table:formula="of:=OFFSET([.$A$83];-ROW();0;1;1)" office:value-type="string" office:string-value="vestry" calcext:value-type="string">
            <text:p>vestry</text:p>
          </table:table-cell>
          <table:table-cell/>
          <table:table-cell table:formula="of:=LOWER([.C21])" office:value-type="string" office:string-value="vestry" calcext:value-type="string">
            <text:p>vestry</text:p>
          </table:table-cell>
          <table:table-cell/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83];-ROW();0;1;1)" office:value-type="string" office:string-value="hymn" calcext:value-type="string">
            <text:p>hymn</text:p>
          </table:table-cell>
          <table:table-cell/>
          <table:table-cell table:formula="of:=LOWER([.C22])" office:value-type="string" office:string-value="hymn" calcext:value-type="string">
            <text:p>hymn</text:p>
          </table:table-cell>
          <table:table-cell/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2">
          <table:table-cell office:value-type="string" calcext:value-type="string">
            <text:p>reflexively</text:p>
          </table:table-cell>
          <table:table-cell/>
          <table:table-cell table:formula="of:=OFFSET([.$A$83];-ROW();0;1;1)" office:value-type="string" office:string-value="processional" calcext:value-type="string">
            <text:p>processional</text:p>
          </table:table-cell>
          <table:table-cell/>
          <table:table-cell table:formula="of:=LOWER([.C23])" office:value-type="string" office:string-value="processional" calcext:value-type="string">
            <text:p>processional</text:p>
          </table:table-cell>
          <table:table-cell/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reflexive</text:p>
          </table:table-cell>
          <table:table-cell/>
          <table:table-cell table:formula="of:=OFFSET([.$A$83];-ROW();0;1;1)" office:value-type="string" office:string-value="processional hymn" calcext:value-type="string">
            <text:p>processional hymn</text:p>
          </table:table-cell>
          <table:table-cell/>
          <table:table-cell table:formula="of:=LOWER([.C24])" office:value-type="string" office:string-value="processional hymn" calcext:value-type="string">
            <text:p>processional hymn</text:p>
          </table:table-cell>
          <table:table-cell/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83];-ROW();0;1;1)" office:value-type="string" office:string-value="gasped" calcext:value-type="string">
            <text:p>gasped</text:p>
          </table:table-cell>
          <table:table-cell/>
          <table:table-cell table:formula="of:=LOWER([.C25])" office:value-type="string" office:string-value="gasped" calcext:value-type="string">
            <text:p>gasped</text:p>
          </table:table-cell>
          <table:table-cell/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string" calcext:value-type="string">
            <text:p>clenching</text:p>
          </table:table-cell>
          <table:table-cell/>
          <table:table-cell table:formula="of:=OFFSET([.$A$83];-ROW();0;1;1)" office:value-type="string" office:string-value="gasp" calcext:value-type="string">
            <text:p>gasp</text:p>
          </table:table-cell>
          <table:table-cell/>
          <table:table-cell table:formula="of:=LOWER([.C26])" office:value-type="string" office:string-value="gasp" calcext:value-type="string">
            <text:p>gasp</text:p>
          </table:table-cell>
          <table:table-cell/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string" calcext:value-type="string">
            <text:p>paunchy</text:p>
          </table:table-cell>
          <table:table-cell/>
          <table:table-cell table:formula="of:=OFFSET([.$A$83];-ROW();0;1;1)" office:value-type="string" office:string-value="miter" calcext:value-type="string">
            <text:p>miter</text:p>
          </table:table-cell>
          <table:table-cell/>
          <table:table-cell table:formula="of:=LOWER([.C27])" office:value-type="string" office:string-value="miter" calcext:value-type="string">
            <text:p>miter</text:p>
          </table:table-cell>
          <table:table-cell/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83];-ROW();0;1;1)" office:value-type="string" office:string-value="chasuble" calcext:value-type="string">
            <text:p>chasuble</text:p>
          </table:table-cell>
          <table:table-cell/>
          <table:table-cell table:formula="of:=LOWER([.C28])" office:value-type="string" office:string-value="chasuble" calcext:value-type="string">
            <text:p>chasubl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table:formula="of:=OFFSET([.$A$83];-ROW();0;1;1)" office:value-type="string" office:string-value="wadded" calcext:value-type="string">
            <text:p>wadded</text:p>
          </table:table-cell>
          <table:table-cell/>
          <table:table-cell table:formula="of:=LOWER([.C29])" office:value-type="string" office:string-value="wadded" calcext:value-type="string">
            <text:p>wadded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2">
          <table:table-cell office:value-type="string" calcext:value-type="string">
            <text:p>embroidered</text:p>
          </table:table-cell>
          <table:table-cell/>
          <table:table-cell table:formula="of:=OFFSET([.$A$83];-ROW();0;1;1)" office:value-type="string" office:string-value="wadd" calcext:value-type="string">
            <text:p>wadd</text:p>
          </table:table-cell>
          <table:table-cell/>
          <table:table-cell table:formula="of:=LOWER([.C30])" office:value-type="string" office:string-value="wadd" calcext:value-type="string">
            <text:p>wadd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83];-ROW();0;1;1)" office:value-type="string" office:string-value="crozier" calcext:value-type="string">
            <text:p>crozier</text:p>
          </table:table-cell>
          <table:table-cell/>
          <table:table-cell table:formula="of:=LOWER([.C31])" office:value-type="string" office:string-value="crozier" calcext:value-type="string">
            <text:p>crozier</text:p>
          </table:table-cell>
          <table:table-cell/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2">
          <table:table-cell office:value-type="string" calcext:value-type="string">
            <text:p>blazers</text:p>
          </table:table-cell>
          <table:table-cell/>
          <table:table-cell table:formula="of:=OFFSET([.$A$83];-ROW();0;1;1)" office:value-type="string" office:string-value="propped" calcext:value-type="string">
            <text:p>propped</text:p>
          </table:table-cell>
          <table:table-cell/>
          <table:table-cell table:formula="of:=LOWER([.C32]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2">
          <table:table-cell office:value-type="string" calcext:value-type="string">
            <text:p>wary</text:p>
          </table:table-cell>
          <table:table-cell/>
          <table:table-cell table:formula="of:=OFFSET([.$A$83];-ROW();0;1;1)" office:value-type="string" office:string-value="prop" calcext:value-type="string">
            <text:p>prop</text:p>
          </table:table-cell>
          <table:table-cell/>
          <table:table-cell table:formula="of:=LOWER([.C33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/>
          <table:table-cell table:formula="of:=OFFSET([.$A$83];-ROW();0;1;1)" office:value-type="string" office:string-value="unceremoniously" calcext:value-type="string">
            <text:p>unceremoniously</text:p>
          </table:table-cell>
          <table:table-cell/>
          <table:table-cell table:formula="of:=LOWER([.C34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2">
          <table:table-cell office:value-type="string" calcext:value-type="string">
            <text:p>panthers</text:p>
          </table:table-cell>
          <table:table-cell/>
          <table:table-cell table:formula="of:=OFFSET([.$A$83];-ROW();0;1;1)" office:value-type="string" office:string-value="unceremonious" calcext:value-type="string">
            <text:p>unceremonious</text:p>
          </table:table-cell>
          <table:table-cell/>
          <table:table-cell table:formula="of:=LOWER([.C35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OFFSET([.$A$83];-ROW();0;1;1)" office:value-type="string" office:string-value="bewilderment" calcext:value-type="string">
            <text:p>bewilderment</text:p>
          </table:table-cell>
          <table:table-cell/>
          <table:table-cell table:formula="of:=LOWER([.C36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83];-ROW();0;1;1)" office:value-type="string" office:string-value="jettisoned" calcext:value-type="string">
            <text:p>jettisoned</text:p>
          </table:table-cell>
          <table:table-cell/>
          <table:table-cell table:formula="of:=LOWER([.C37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2">
          <table:table-cell office:value-type="string" calcext:value-type="string">
            <text:p>torso</text:p>
          </table:table-cell>
          <table:table-cell/>
          <table:table-cell table:formula="of:=OFFSET([.$A$83];-ROW();0;1;1)" office:value-type="string" office:string-value="jettison" calcext:value-type="string">
            <text:p>jettison</text:p>
          </table:table-cell>
          <table:table-cell/>
          <table:table-cell table:formula="of:=LOWER([.C38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2">
          <table:table-cell office:value-type="string" calcext:value-type="string">
            <text:p>landing</text:p>
          </table:table-cell>
          <table:table-cell/>
          <table:table-cell table:formula="of:=OFFSET([.$A$83];-ROW();0;1;1)" office:value-type="string" office:string-value="opt for" calcext:value-type="string">
            <text:p>opt for</text:p>
          </table:table-cell>
          <table:table-cell/>
          <table:table-cell table:formula="of:=LOWER([.C39])" office:value-type="string" office:string-value="opt for" calcext:value-type="string">
            <text:p>opt for</text:p>
          </table:table-cell>
          <table:table-cell/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/>
          <table:table-cell table:formula="of:=OFFSET([.$A$83];-ROW();0;1;1)" office:value-type="string" office:string-value="tremor" calcext:value-type="string">
            <text:p>tremor</text:p>
          </table:table-cell>
          <table:table-cell/>
          <table:table-cell table:formula="of:=LOWER([.C40])" office:value-type="string" office:string-value="tremor" calcext:value-type="string">
            <text:p>tremor</text:p>
          </table:table-cell>
          <table:table-cell/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string" calcext:value-type="string">
            <text:p>sanctioned</text:p>
          </table:table-cell>
          <table:table-cell/>
          <table:table-cell table:formula="of:=OFFSET([.$A$83];-ROW();0;1;1)" office:value-type="string" office:string-value="incredulity" calcext:value-type="string">
            <text:p>incredulity</text:p>
          </table:table-cell>
          <table:table-cell/>
          <table:table-cell table:formula="of:=LOWER([.C41])" office:value-type="string" office:string-value="incredulity" calcext:value-type="string">
            <text:p>incredulity</text:p>
          </table:table-cell>
          <table:table-cell/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string" calcext:value-type="string">
            <text:p>incredulity</text:p>
          </table:table-cell>
          <table:table-cell/>
          <table:table-cell table:formula="of:=OFFSET([.$A$83];-ROW();0;1;1)" office:value-type="string" office:string-value="sanctioned" calcext:value-type="string">
            <text:p>sanctioned</text:p>
          </table:table-cell>
          <table:table-cell/>
          <table:table-cell table:formula="of:=LOWER([.C42])" office:value-type="string" office:string-value="sanctioned" calcext:value-type="string">
            <text:p>sanctioned</text:p>
          </table:table-cell>
          <table:table-cell/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2">
          <table:table-cell office:value-type="string" calcext:value-type="string">
            <text:p>tremor</text:p>
          </table:table-cell>
          <table:table-cell/>
          <table:table-cell table:formula="of:=OFFSET([.$A$83];-ROW();0;1;1)" office:value-type="string" office:string-value="sanction" calcext:value-type="string">
            <text:p>sanction</text:p>
          </table:table-cell>
          <table:table-cell/>
          <table:table-cell table:formula="of:=LOWER([.C43])" office:value-type="string" office:string-value="sanction" calcext:value-type="string">
            <text:p>sanction</text:p>
          </table:table-cell>
          <table:table-cell/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2">
          <table:table-cell office:value-type="string" calcext:value-type="string">
            <text:p>opt for</text:p>
          </table:table-cell>
          <table:table-cell/>
          <table:table-cell table:formula="of:=OFFSET([.$A$83];-ROW();0;1;1)" office:value-type="string" office:string-value="landing" calcext:value-type="string">
            <text:p>landing</text:p>
          </table:table-cell>
          <table:table-cell/>
          <table:table-cell table:formula="of:=LOWER([.C44])" office:value-type="string" office:string-value="landing" calcext:value-type="string">
            <text:p>landing</text:p>
          </table:table-cell>
          <table:table-cell/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83];-ROW();0;1;1)" office:value-type="string" office:string-value="torso" calcext:value-type="string">
            <text:p>torso</text:p>
          </table:table-cell>
          <table:table-cell/>
          <table:table-cell table:formula="of:=LOWER([.C45])" office:value-type="string" office:string-value="torso" calcext:value-type="string">
            <text:p>torso</text:p>
          </table:table-cell>
          <table:table-cell/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2">
          <table:table-cell office:value-type="string" calcext:value-type="string">
            <text:p>jettisoned</text:p>
          </table:table-cell>
          <table:table-cell/>
          <table:table-cell table:formula="of:=OFFSET([.$A$83];-ROW();0;1;1)" office:value-type="string" office:string-value="lush" calcext:value-type="string">
            <text:p>lush</text:p>
          </table:table-cell>
          <table:table-cell/>
          <table:table-cell table:formula="of:=LOWER([.C46]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83];-ROW();0;1;1)" office:value-type="string" office:string-value="carriage" calcext:value-type="string">
            <text:p>carriage</text:p>
          </table:table-cell>
          <table:table-cell/>
          <table:table-cell table:formula="of:=LOWER([.C47])" office:value-type="string" office:string-value="carriage" calcext:value-type="string">
            <text:p>carriage</text:p>
          </table:table-cell>
          <table:table-cell/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2">
          <table:table-cell office:value-type="string" calcext:value-type="string">
            <text:p>unceremonious</text:p>
          </table:table-cell>
          <table:table-cell/>
          <table:table-cell table:formula="of:=OFFSET([.$A$83];-ROW();0;1;1)" office:value-type="string" office:string-value="panthers" calcext:value-type="string">
            <text:p>panthers</text:p>
          </table:table-cell>
          <table:table-cell/>
          <table:table-cell table:formula="of:=LOWER([.C48])" office:value-type="string" office:string-value="panthers" calcext:value-type="string">
            <text:p>panthers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2">
          <table:table-cell office:value-type="string" calcext:value-type="string">
            <text:p>unceremoniously</text:p>
          </table:table-cell>
          <table:table-cell/>
          <table:table-cell table:formula="of:=OFFSET([.$A$83];-ROW();0;1;1)" office:value-type="string" office:string-value="panther" calcext:value-type="string">
            <text:p>panther</text:p>
          </table:table-cell>
          <table:table-cell/>
          <table:table-cell table:formula="of:=LOWER([.C49])" office:value-type="string" office:string-value="panther" calcext:value-type="string">
            <text:p>panther</text:p>
          </table:table-cell>
          <table:table-cell/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83];-ROW();0;1;1)" office:value-type="string" office:string-value="wary" calcext:value-type="string">
            <text:p>wary</text:p>
          </table:table-cell>
          <table:table-cell/>
          <table:table-cell table:formula="of:=LOWER([.C50])" office:value-type="string" office:string-value="wary" calcext:value-type="string">
            <text:p>wary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83];-ROW();0;1;1)" office:value-type="string" office:string-value="blazers" calcext:value-type="string">
            <text:p>blazers</text:p>
          </table:table-cell>
          <table:table-cell/>
          <table:table-cell table:formula="of:=LOWER([.C51])" office:value-type="string" office:string-value="blazers" calcext:value-type="string">
            <text:p>blazers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2">
          <table:table-cell office:value-type="string" calcext:value-type="string">
            <text:p>crozier</text:p>
          </table:table-cell>
          <table:table-cell/>
          <table:table-cell table:formula="of:=OFFSET([.$A$83];-ROW();0;1;1)" office:value-type="string" office:string-value="blazer" calcext:value-type="string">
            <text:p>blazer</text:p>
          </table:table-cell>
          <table:table-cell/>
          <table:table-cell table:formula="of:=LOWER([.C52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string" calcext:value-type="string">
            <text:p>wadd</text:p>
          </table:table-cell>
          <table:table-cell/>
          <table:table-cell table:formula="of:=OFFSET([.$A$83];-ROW();0;1;1)" office:value-type="string" office:string-value="embroidered" calcext:value-type="string">
            <text:p>embroidered</text:p>
          </table:table-cell>
          <table:table-cell/>
          <table:table-cell table:formula="of:=LOWER([.C53])" office:value-type="string" office:string-value="embroidered" calcext:value-type="string">
            <text:p>embroidered</text:p>
          </table:table-cell>
          <table:table-cell/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2">
          <table:table-cell office:value-type="string" calcext:value-type="string">
            <text:p>wadded</text:p>
          </table:table-cell>
          <table:table-cell/>
          <table:table-cell table:formula="of:=OFFSET([.$A$83];-ROW();0;1;1)" office:value-type="string" office:string-value="embroider" calcext:value-type="string">
            <text:p>embroider</text:p>
          </table:table-cell>
          <table:table-cell/>
          <table:table-cell table:formula="of:=LOWER([.C54])" office:value-type="string" office:string-value="embroider" calcext:value-type="string">
            <text:p>embroider</text:p>
          </table:table-cell>
          <table:table-cell/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2">
          <table:table-cell office:value-type="string" calcext:value-type="string">
            <text:p>chasuble</text:p>
          </table:table-cell>
          <table:table-cell/>
          <table:table-cell table:formula="of:=OFFSET([.$A$83];-ROW();0;1;1)" office:value-type="string" office:string-value="crest" calcext:value-type="string">
            <text:p>crest</text:p>
          </table:table-cell>
          <table:table-cell/>
          <table:table-cell table:formula="of:=LOWER([.C55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2">
          <table:table-cell office:value-type="string" calcext:value-type="string">
            <text:p>miter</text:p>
          </table:table-cell>
          <table:table-cell/>
          <table:table-cell table:formula="of:=OFFSET([.$A$83];-ROW();0;1;1)" office:value-type="string" office:string-value="paunchy" calcext:value-type="string">
            <text:p>paunchy</text:p>
          </table:table-cell>
          <table:table-cell/>
          <table:table-cell table:formula="of:=LOWER([.C56])" office:value-type="string" office:string-value="paunchy" calcext:value-type="string">
            <text:p>paunchy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/>
          <table:table-cell table:formula="of:=OFFSET([.$A$83];-ROW();0;1;1)" office:value-type="string" office:string-value="clenching" calcext:value-type="string">
            <text:p>clenching</text:p>
          </table:table-cell>
          <table:table-cell/>
          <table:table-cell table:formula="of:=LOWER([.C57])" office:value-type="string" office:string-value="clenching" calcext:value-type="string">
            <text:p>clenching</text:p>
          </table:table-cell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2">
          <table:table-cell office:value-type="string" calcext:value-type="string">
            <text:p>gasped</text:p>
          </table:table-cell>
          <table:table-cell/>
          <table:table-cell table:formula="of:=OFFSET([.$A$83];-ROW();0;1;1)" office:value-type="string" office:string-value="clench" calcext:value-type="string">
            <text:p>clench</text:p>
          </table:table-cell>
          <table:table-cell/>
          <table:table-cell table:formula="of:=LOWER([.C58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2">
          <table:table-cell office:value-type="string" calcext:value-type="string">
            <text:p>processional hymn</text:p>
          </table:table-cell>
          <table:table-cell/>
          <table:table-cell table:formula="of:=OFFSET([.$A$83];-ROW();0;1;1)" office:value-type="string" office:string-value="reflexive" calcext:value-type="string">
            <text:p>reflexive</text:p>
          </table:table-cell>
          <table:table-cell/>
          <table:table-cell table:formula="of:=LOWER([.C59])" office:value-type="string" office:string-value="reflexive" calcext:value-type="string">
            <text:p>reflexive</text:p>
          </table:table-cell>
          <table:table-cell/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string" calcext:value-type="string">
            <text:p>processional</text:p>
          </table:table-cell>
          <table:table-cell/>
          <table:table-cell table:formula="of:=OFFSET([.$A$83];-ROW();0;1;1)" office:value-type="string" office:string-value="reflexively" calcext:value-type="string">
            <text:p>reflexively</text:p>
          </table:table-cell>
          <table:table-cell/>
          <table:table-cell table:formula="of:=LOWER([.C60])" office:value-type="string" office:string-value="reflexively" calcext:value-type="string">
            <text:p>reflexively</text:p>
          </table:table-cell>
          <table:table-cell/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string" calcext:value-type="string">
            <text:p>hymn</text:p>
          </table:table-cell>
          <table:table-cell/>
          <table:table-cell table:formula="of:=OFFSET([.$A$83];-ROW();0;1;1)" office:value-type="string" office:string-value="nudge" calcext:value-type="string">
            <text:p>nudge</text:p>
          </table:table-cell>
          <table:table-cell/>
          <table:table-cell table:formula="of:=LOWER([.C61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crismón</text:p>
          </table:table-cell>
          <table:table-cell/>
        </table:table-row>
        <table:table-row table:style-name="ro2">
          <table:table-cell office:value-type="string" calcext:value-type="string">
            <text:p>vestry</text:p>
          </table:table-cell>
          <table:table-cell/>
          <table:table-cell table:formula="of:=OFFSET([.$A$83];-ROW();0;1;1)" office:value-type="string" office:string-value="deserted" calcext:value-type="string">
            <text:p>deserted</text:p>
          </table:table-cell>
          <table:table-cell/>
          <table:table-cell table:formula="of:=LOWER([.C62])" office:value-type="string" office:string-value="deserted" calcext:value-type="string">
            <text:p>deserted</text:p>
          </table:table-cell>
          <table:table-cell/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2">
          <table:table-cell office:value-type="string" calcext:value-type="string">
            <text:p>shackles</text:p>
          </table:table-cell>
          <table:table-cell/>
          <table:table-cell table:formula="of:=OFFSET([.$A$83];-ROW();0;1;1)" office:value-type="string" office:string-value="desert" calcext:value-type="string">
            <text:p>desert</text:p>
          </table:table-cell>
          <table:table-cell/>
          <table:table-cell table:formula="of:=LOWER([.C63])" office:value-type="string" office:string-value="desert" calcext:value-type="string">
            <text:p>desert</text:p>
          </table:table-cell>
          <table:table-cell/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table:formula="of:=OFFSET([.$A$83];-ROW();0;1;1)" office:value-type="string" office:string-value="retrieved" calcext:value-type="string">
            <text:p>retrieved</text:p>
          </table:table-cell>
          <table:table-cell/>
          <table:table-cell table:formula="of:=LOWER([.C64])" office:value-type="string" office:string-value="retrieved" calcext:value-type="string">
            <text:p>retr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83];-ROW();0;1;1)" office:value-type="string" office:string-value="retrieve" calcext:value-type="string">
            <text:p>retrieve</text:p>
          </table:table-cell>
          <table:table-cell/>
          <table:table-cell table:formula="of:=LOWER([.C65])" office:value-type="string" office:string-value="retrieve" calcext:value-type="string">
            <text:p>retrie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lyte</text:p>
          </table:table-cell>
          <table:table-cell/>
          <table:table-cell table:formula="of:=OFFSET([.$A$83];-ROW();0;1;1)" office:value-type="string" office:string-value="crucifix" calcext:value-type="string">
            <text:p>crucifix</text:p>
          </table:table-cell>
          <table:table-cell/>
          <table:table-cell table:formula="of:=LOWER([.C66])" office:value-type="string" office:string-value="crucifix" calcext:value-type="string">
            <text:p>crucif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ke</text:p>
          </table:table-cell>
          <table:table-cell/>
          <table:table-cell table:formula="of:=OFFSET([.$A$83];-ROW();0;1;1)" office:value-type="string" office:string-value="devout" calcext:value-type="string">
            <text:p>devout</text:p>
          </table:table-cell>
          <table:table-cell/>
          <table:table-cell table:formula="of:=LOWER([.C67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saint</text:p>
          </table:table-cell>
          <table:table-cell/>
          <table:table-cell table:formula="of:=OFFSET([.$A$83];-ROW();0;1;1)" office:value-type="string" office:string-value="the devout" calcext:value-type="string">
            <text:p>the devout</text:p>
          </table:table-cell>
          <table:table-cell/>
          <table:table-cell table:formula="of:=LOWER([.C68])" office:value-type="string" office:string-value="the devout" calcext:value-type="string">
            <text:p>the 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83];-ROW();0;1;1)" office:value-type="string" office:string-value="defile" calcext:value-type="string">
            <text:p>defile</text:p>
          </table:table-cell>
          <table:table-cell/>
          <table:table-cell table:formula="of:=LOWER([.C69])" office:value-type="string" office:string-value="defile" calcext:value-type="string">
            <text:p>de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table:formula="of:=OFFSET([.$A$83];-ROW();0;1;1)" office:value-type="string" office:string-value="assured" calcext:value-type="string">
            <text:p>assured</text:p>
          </table:table-cell>
          <table:table-cell/>
          <table:table-cell table:formula="of:=LOWER([.C70])" office:value-type="string" office:string-value="assured" calcext:value-type="string">
            <text:p>as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table:formula="of:=OFFSET([.$A$83];-ROW();0;1;1)" office:value-type="string" office:string-value="assure" calcext:value-type="string">
            <text:p>assure</text:p>
          </table:table-cell>
          <table:table-cell/>
          <table:table-cell table:formula="of:=LOWER([.C71])" office:value-type="string" office:string-value="assure" calcext:value-type="string">
            <text:p>a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</text:p>
          </table:table-cell>
          <table:table-cell/>
          <table:table-cell table:formula="of:=OFFSET([.$A$83];-ROW();0;1;1)" office:value-type="string" office:string-value="afforded" calcext:value-type="string">
            <text:p>afforded</text:p>
          </table:table-cell>
          <table:table-cell/>
          <table:table-cell table:formula="of:=LOWER([.C72])" office:value-type="string" office:string-value="afforded" calcext:value-type="string">
            <text:p>affor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keeping</text:p>
          </table:table-cell>
          <table:table-cell/>
          <table:table-cell table:formula="of:=OFFSET([.$A$83];-ROW();0;1;1)" office:value-type="string" office:string-value="afford" calcext:value-type="string">
            <text:p>afford</text:p>
          </table:table-cell>
          <table:table-cell/>
          <table:table-cell table:formula="of:=LOWER([.C73])" office:value-type="string" office:string-value="afford" calcext:value-type="string">
            <text:p>af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</text:p>
          </table:table-cell>
          <table:table-cell/>
          <table:table-cell table:formula="of:=OFFSET([.$A$83];-ROW();0;1;1)" office:value-type="string" office:string-value="flexibility" calcext:value-type="string">
            <text:p>flexibility</text:p>
          </table:table-cell>
          <table:table-cell/>
          <table:table-cell table:formula="of:=LOWER([.C74])" office:value-type="string" office:string-value="flexibility" calcext:value-type="string">
            <text:p>flex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uated</text:p>
          </table:table-cell>
          <table:table-cell/>
          <table:table-cell table:formula="of:=OFFSET([.$A$83];-ROW();0;1;1)" office:value-type="string" office:string-value="absolution" calcext:value-type="string">
            <text:p>absolution</text:p>
          </table:table-cell>
          <table:table-cell/>
          <table:table-cell table:formula="of:=LOWER([.C75])" office:value-type="string" office:string-value="absolution" calcext:value-type="string">
            <text:p>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diocese</text:p>
          </table:table-cell>
          <table:table-cell/>
          <table:table-cell table:formula="of:=OFFSET([.$A$83];-ROW();0;1;1)" office:value-type="string" office:string-value="the rules of absolution" calcext:value-type="string">
            <text:p>the rules of absolution</text:p>
          </table:table-cell>
          <table:table-cell/>
          <table:table-cell table:formula="of:=LOWER([.C76])" office:value-type="string" office:string-value="the rules of absolution" calcext:value-type="string">
            <text:p>the rules of 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</text:p>
          </table:table-cell>
          <table:table-cell/>
          <table:table-cell table:formula="of:=OFFSET([.$A$83];-ROW();0;1;1)" office:value-type="string" office:string-value="cause" calcext:value-type="string">
            <text:p>cause</text:p>
          </table:table-cell>
          <table:table-cell/>
          <table:table-cell table:formula="of:=LOWER([.C77])" office:value-type="string" office:string-value="cause" calcext:value-type="string">
            <text:p>c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formula="of:=OFFSET([.$A$83];-ROW();0;1;1)" office:value-type="string" office:string-value="crismón of Christ" calcext:value-type="string">
            <text:p>crismón of Christ</text:p>
          </table:table-cell>
          <table:table-cell/>
          <table:table-cell table:formula="of:=LOWER([.C78])" office:value-type="string" office:string-value="crismón of christ" calcext:value-type="string">
            <text:p>crismón of chr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ly</text:p>
          </table:table-cell>
          <table:table-cell/>
          <table:table-cell table:formula="of:=OFFSET([.$A$83];-ROW();0;1;1)" office:value-type="string" office:string-value="crismón" calcext:value-type="string">
            <text:p>crismón</text:p>
          </table:table-cell>
          <table:table-cell/>
          <table:table-cell table:formula="of:=LOWER([.C79])" office:value-type="string" office:string-value="crismón" calcext:value-type="string">
            <text:p>crism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d</text:p>
          </table:table-cell>
          <table:table-cell/>
          <table:table-cell table:formula="of:=OFFSET([.$A$83];-ROW();0;1;1)" office:value-type="string" office:string-value="crismatory" calcext:value-type="string">
            <text:p>crismatory</text:p>
          </table:table-cell>
          <table:table-cell/>
          <table:table-cell table:formula="of:=LOWER([.C80])" office:value-type="string" office:string-value="crismatory" calcext:value-type="string">
            <text:p>crisma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mb</text:p>
          </table:table-cell>
          <table:table-cell/>
          <table:table-cell table:formula="of:=OFFSET([.$A$83];-ROW();0;1;1)" office:value-type="string" office:string-value="gall" calcext:value-type="string">
            <text:p>gall</text:p>
          </table:table-cell>
          <table:table-cell/>
          <table:table-cell table:formula="of:=LOWER([.C81])" office:value-type="string" office:string-value="gall" calcext:value-type="string">
            <text:p>g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83];-ROW();0;1;1)" office:value-type="string" office:string-value="mantle" calcext:value-type="string">
            <text:p>mantle</text:p>
          </table:table-cell>
          <table:table-cell/>
          <table:table-cell table:formula="of:=LOWER([.C82])" office:value-type="string" office:string-value="mantle" calcext:value-type="string">
            <text:p>mant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21:28:07.753616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20T23:31:40.490385642</dc:date>
    <meta:editing-duration>PT2H1M26S</meta:editing-duration>
    <meta:editing-cycles>20</meta:editing-cycles>
    <meta:generator>LibreOffice/5.3.1.2$Linux_X86_64 LibreOffice_project/30m0$Build-2</meta:generator>
    <meta:document-statistic meta:table-count="10" meta:cell-count="2934" meta:object-count="0"/>
  </office:meta>
</office:document-meta>
</file>